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lassical Serif" svg:font-family="'CMU Classical Serif'" style:font-family-generic="roman" style:font-pitch="variable"/>
    <style:font-face style:name="CMU Classical Serif1" svg:font-family="'CMU Classical Serif'" style:font-family-generic="roman"/>
    <style:font-face style:name="CMU Serif" svg:font-family="'CMU Serif'" style:font-family-generic="roman" style:font-pitch="variable"/>
    <style:font-face style:name="CMU Serif1" svg:font-family="'CMU Serif'" style:font-family-generic="roman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ff8000" draw:marker-start-width="0.227cm" draw:marker-end-width="0.227cm" draw:fill-color="#ffffff" draw:textarea-horizontal-align="justify" draw:textarea-vertical-align="middle" draw:auto-grow-height="false" fo:min-height="0.048cm" fo:min-width="0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ff8000" draw:marker-start-width="0.227cm" draw:marker-end-width="0.227cm" draw:fill-color="#ffffff" draw:textarea-horizontal-align="justify" draw:textarea-vertical-align="middle" draw:auto-grow-height="false" fo:min-height="0.004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418f4" draw:marker-start-width="0.227cm" draw:marker-end-width="0.227cm" draw:fill-color="#1418f4" draw:opacity="30%" draw:textarea-horizontal-align="justify" draw:textarea-vertical-align="middle" draw:auto-grow-height="false" fo:min-height="0.438cm" fo:min-width="0.188cm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28cm" svg:stroke-color="#00a93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666666" draw:marker-start-width="0.252cm" draw:marker-end-width="0.252cm" draw:fill-color="#dddddd" draw:textarea-horizontal-align="justify" draw:textarea-vertical-align="middle" draw:auto-grow-height="false" fo:min-height="2.279cm" fo:min-width="0.44cm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0.882cm"/>
      <style:paragraph-properties style:writing-mode="lr-tb"/>
    </style:style>
    <style:style style:name="gr8" style:family="graphic" style:parent-style-name="objectwithoutfill">
      <style:graphic-properties svg:stroke-width="0.035cm" svg:stroke-color="#bf0041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0.849cm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="Arrowheads_20_5" draw:marker-end-width="0.227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83cm"/>
      <style:paragraph-properties style:writing-mode="lr-tb"/>
    </style:style>
    <style:style style:name="gr13" style:family="graphic" style:parent-style-name="standard">
      <style:graphic-properties svg:stroke-color="#00a933" draw:marker-start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0.5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0.861cm"/>
      <style:paragraph-properties style:writing-mode="lr-tb"/>
    </style:style>
    <style:style style:name="gr16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2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03cm"/>
      <style:paragraph-properties style:writing-mode="lr-tb"/>
    </style:style>
    <style:style style:name="gr19" style:family="graphic" style:parent-style-name="objectwithoutfill">
      <style:graphic-properties svg:stroke-width="0.035cm" svg:stroke-color="#2a6099" draw:marker-start-width="0.252cm" draw:marker-end="Half_20_Arrow_20_Left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33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0.451cm"/>
      <style:paragraph-properties style:writing-mode="lr-tb"/>
    </style:style>
    <style:style style:name="gr23" style:family="graphic" style:parent-style-name="objectwithoutfill">
      <style:graphic-properties draw:stroke="dash" draw:stroke-dash="Dash" svg:stroke-width="0.053cm" svg:stroke-color="#ffbf00" draw:marker-start-width="0.279cm" draw:marker-end-width="0.279cm" svg:stroke-linecap="butt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28cm" svg:stroke-color="#ff8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svg:stroke-width="0.028cm" svg:stroke-color="#ff8000" draw:marker-start="Arrowheads_20_3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28cm" svg:stroke-color="#ff8000" draw:marker-start-width="0.242cm" draw:marker-end-width="0.242cm" svg:stroke-linecap="butt" draw:fill="solid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35cm" svg:stroke-color="#000000" draw:marker-start="" draw:marker-start-width="0.252cm" draw:marker-end="Arrowheads_20_5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28cm" svg:stroke-color="#ff8000" draw:marker-start="Arrow" draw:marker-start-width="0.242cm" draw:marker-end-width="0.242cm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0.485cm"/>
      <style:paragraph-properties style:writing-mode="lr-tb"/>
    </style:style>
    <style:style style:name="gr31" style:family="graphic" style:parent-style-name="objectwithoutfill">
      <style:graphic-properties draw:stroke="solid" draw:stroke-dash="Dash" svg:stroke-width="0.035cm" svg:stroke-color="#ff8000" draw:marker-start-width="0.252cm" draw:marker-end-width="0.252cm" svg:stroke-linecap="butt" draw:fill="solid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solid" draw:stroke-dash="Dash" svg:stroke-width="0.028cm" svg:stroke-color="#ff8000" draw:marker-start-width="0.242cm" draw:marker-end="Arrowheads_20_3" draw:marker-end-width="0.242cm" svg:stroke-linecap="butt" draw:fill="solid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Dash" svg:stroke-width="0.053cm" svg:stroke-color="#1418f4" draw:marker-start-width="0.279cm" draw:marker-end-width="0.279cm" svg:stroke-linecap="butt" draw:fill="solid" draw:fill-color="#1418f4" draw:opacity="30%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solid" svg:stroke-width="0.081cm" svg:stroke-color="#ffffff" draw:marker-start-width="0.321cm" draw:marker-end-width="0.321cm" draw:fill-color="#1418f4" draw:opacity="30%" draw:textarea-horizontal-align="justify" draw:textarea-vertical-align="middle" draw:auto-grow-height="false" fo:min-height="0.11cm" fo:min-width="0cm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35cm" svg:stroke-color="#bf0041" draw:marker-start="" draw:marker-start-width="0.252cm" draw:marker-end="Arrowheads_20_3" draw:marker-end-width="0.352cm" draw:fill="solid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svg:stroke-width="0.018cm" svg:stroke-color="#1418f4" draw:marker-start-width="0.227cm" draw:marker-end-width="0.227cm" draw:fill-color="#1418f4" draw:opacity="30%" draw:textarea-horizontal-align="justify" draw:textarea-vertical-align="middle" draw:auto-grow-height="false" fo:min-height="0.42cm" fo:min-width="0.17cm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81cm" svg:stroke-color="#ffffff" draw:marker-start-width="0.321cm" draw:marker-end-width="0.321cm" draw:fill-color="#1418f4" draw:opacity="30%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35cm" svg:stroke-color="#000000" draw:marker-start-width="0.252cm" draw:marker-end="Arrowheads_20_5" draw:marker-end-width="0.2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0" style:family="graphic" style:parent-style-name="standard">
      <style:graphic-properties draw:stroke="none" draw:fill-color="#000000" draw:textarea-vertical-align="middle" draw:auto-grow-height="false" fo:min-height="0.045cm" fo:min-width="0cm"/>
    </style:style>
    <style:style style:name="gr41" style:family="graphic" style:parent-style-name="standard">
      <style:graphic-properties draw:stroke="none" draw:fill-color="#000000" draw:textarea-vertical-align="middle" draw:auto-grow-height="false" fo:min-height="0.061cm" fo:min-width="0cm"/>
    </style:style>
    <style:style style:name="gr4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418f4" draw:opacity="30%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DejaVu Serif Condensed"/>
    </style:style>
    <style:style style:name="P4" style:family="paragraph">
      <loext:graphic-properties draw:fill-color="#dddddd"/>
      <style:paragraph-properties fo:margin-left="0cm" fo:margin-right="0cm" fo:text-align="center" fo:text-indent="0cm"/>
      <style:text-properties style:font-name="DejaVu Serif Condensed"/>
    </style:style>
    <style:style style:name="P5" style:family="paragraph">
      <loext:graphic-properties draw:fill="solid"/>
      <style:paragraph-properties fo:margin-left="0cm" fo:margin-right="0cm" fo:text-align="center" fo:text-indent="0cm"/>
      <style:text-properties style:font-name="DejaVu Serif Condensed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fo:color="#c9211e" loext:opacity="100%" style:font-name="DejaVu Serif Condensed"/>
    </style:style>
    <style:style style:name="P8" style:family="paragraph">
      <loext:graphic-properties draw:fill="solid" draw:fill-color="#000000"/>
      <style:paragraph-properties fo:text-align="center"/>
      <style:text-properties style:font-name="DejaVu Serif Condensed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style:font-name="DejaVu Serif Condensed" fo:font-size="16pt"/>
    </style:style>
    <style:style style:name="P10" style:family="paragraph">
      <style:paragraph-properties fo:text-align="center"/>
      <style:text-properties style:font-name="DejaVu Serif Condensed"/>
    </style:style>
    <style:style style:name="P11" style:family="paragraph">
      <loext:graphic-properties draw:fill="none" draw:fill-color="#ffffff"/>
      <style:paragraph-properties style:writing-mode="lr-tb"/>
      <style:text-properties fo:color="#00a933" loext:opacity="100%" style:font-name="DejaVu Serif Condense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style:font-name="DejaVu Serif Condensed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DejaVu Serif Condensed"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color="#2a6099" loext:opacity="100%" style:font-name="DejaVu Serif Condense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8000" loext:opacity="100%" style:font-name="DejaVu Serif Condensed"/>
    </style:style>
    <style:style style:name="P18" style:family="paragraph">
      <loext:graphic-properties draw:fill="solid" draw:fill-color="#1418f4" draw:opacity="30%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style:font-name="DejaVu Serif Condensed"/>
    </style:style>
    <style:style style:name="P20" style:family="paragraph">
      <loext:graphic-properties draw:fill-color="#000000"/>
      <style:paragraph-properties fo:text-align="center"/>
      <style:text-properties style:font-name="DejaVu Serif Condensed"/>
    </style:style>
    <style:style style:name="P21" style:family="paragraph">
      <loext:graphic-properties draw:fill="none" draw:fill-color="#ffffff"/>
      <style:paragraph-properties style:writing-mode="lr-tb"/>
      <style:text-properties fo:color="#ffbf00" loext:opacity="100%"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color="#1418f4" loext:opacity="100%" fo:font-size="10pt" style:font-size-asian="10pt" style:font-size-complex="10pt"/>
    </style:style>
    <style:style style:name="T1" style:family="text">
      <style:text-properties fo:color="#c9211e" loext:opacity="100%" style:font-name="DejaVu Serif Condensed"/>
    </style:style>
    <style:style style:name="T2" style:family="text">
      <style:text-properties fo:color="#c9211e" loext:opacity="100%" style:text-position="-33% 58%" style:font-name="DejaVu Serif Condensed"/>
    </style:style>
    <style:style style:name="T3" style:family="text">
      <style:text-properties fo:color="#c9211e" loext:opacity="100%" style:font-name="DejaVu Serif Condensed" fo:font-size="16pt"/>
    </style:style>
    <style:style style:name="T4" style:family="text">
      <style:text-properties fo:color="#c9211e" loext:opacity="100%" style:text-position="-33% 58%" style:font-name="DejaVu Serif Condensed" fo:font-size="16pt"/>
    </style:style>
    <style:style style:name="T5" style:family="text">
      <style:text-properties fo:color="#00a933" loext:opacity="100%" style:font-name="DejaVu Serif Condensed" style:font-name-asian="CMU Classical Serif1" style:font-name-complex="CMU Classical Serif1"/>
    </style:style>
    <style:style style:name="T6" style:family="text">
      <style:text-properties fo:color="#00a933" loext:opacity="100%" style:text-position="-33% 58%" style:font-name="DejaVu Serif Condensed"/>
    </style:style>
    <style:style style:name="T7" style:family="text">
      <style:text-properties fo:color="#000000" loext:opacity="100%" style:font-name="DejaVu Serif Condensed" fo:font-size="16pt" style:font-size-asian="16pt" style:font-size-complex="16pt"/>
    </style:style>
    <style:style style:name="T8" style:family="text">
      <style:text-properties fo:color="#000000" loext:opacity="100%" style:text-position="-33% 58%" style:font-name="DejaVu Serif Condensed" fo:font-size="16pt" style:font-size-asian="16pt" style:font-size-complex="16pt"/>
    </style:style>
    <style:style style:name="T9" style:family="text">
      <style:text-properties fo:color="#2a6099" loext:opacity="100%" style:font-name="DejaVu Serif Condensed"/>
    </style:style>
    <style:style style:name="T10" style:family="text">
      <style:text-properties fo:color="#00a933" loext:opacity="100%" style:font-name="DejaVu Serif Condensed" style:font-name-asian="CMU Serif1" style:font-name-complex="CMU Serif1"/>
    </style:style>
    <style:style style:name="T11" style:family="text">
      <style:text-properties fo:color="#ff8000" loext:opacity="100%" style:font-name="DejaVu Serif Condensed1" style:font-name-asian="DejaVu Serif Condensed1" style:font-name-complex="DejaVu Serif Condensed1"/>
    </style:style>
    <style:style style:name="T12" style:family="text">
      <style:text-properties fo:color="#ffbf00" loext:opacity="100%" fo:font-size="10pt" style:font-size-asian="10pt" style:font-size-complex="10pt"/>
    </style:style>
    <style:style style:name="T13" style:family="text">
      <style:text-properties fo:color="#1418f4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0.316cm" svg:height="0.316cm" draw:transform="rotate (-0.370184334347998) translate (8.197cm 7.47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draw:transform="rotate (-0.370184334347998) translate (8.231cm 7.5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762cm" draw:transform="rotate (0.356396233257242) translate (2.731cm 1.82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4.519cm" svg:y1="9.609cm" svg:x2="7.139cm" svg:y2="0.371cm">
          <text:p/>
        </draw:line>
        <draw:custom-shape draw:style-name="gr5" draw:text-style-name="P4" xml:id="id2" draw:id="id2" draw:layer="layout" svg:width="1.078cm" svg:height="2.667cm" draw:transform="rotate (-2.87979326579064) translate (7.134cm 4.5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1.078cm" svg:height="2.667cm" draw:transform="rotate (-0.272620429161514) translate (4.358cm 8.1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3.982cm" svg:y1="9.459cm" svg:x2="5.055cm" svg:y2="9.759cm" draw:start-shape="id1" draw:start-glue-point="3" draw:end-shape="id1" draw:end-glue-point="1" svg:d="M3982 9459l1073 300" svg:viewBox="0 0 1074 301">
          <text:p/>
        </draw:connector>
        <draw:connector draw:style-name="gr6" draw:text-style-name="P5" draw:layer="layout" draw:type="line" svg:x1="4.882cm" svg:y1="8.308cm" svg:x2="4.154cm" svg:y2="10.911cm" draw:start-shape="id1" draw:start-glue-point="0" draw:end-shape="id1" draw:end-glue-point="2" svg:d="M4882 8308l-728 2603" svg:viewBox="0 0 729 2604">
          <text:p/>
        </draw:connector>
        <draw:frame draw:style-name="gr7" draw:text-style-name="P7" draw:layer="layout" svg:width="1.382cm" svg:height="1.133cm" svg:x="5.023cm" svg:y="9.806cm">
          <draw:text-box>
            <text:p text:style-name="P6"><text:span text:style-name="T1">F</text:span><text:span text:style-name="T2">y,r</text:span></text:p>
          </draw:text-box>
        </draw:frame>
        <draw:line draw:style-name="gr8" draw:text-style-name="P5" draw:layer="layout" svg:x1="5.876cm" svg:y1="9.956cm" svg:x2="4.519cm" svg:y2="9.609cm">
          <text:p/>
        </draw:line>
        <draw:line draw:style-name="gr8" draw:text-style-name="P5" draw:layer="layout" svg:x1="4.029cm" svg:y1="11.387cm" svg:x2="4.519cm" svg:y2="9.609cm">
          <text:p/>
        </draw:line>
        <draw:frame draw:style-name="gr9" draw:text-style-name="P7" draw:layer="layout" svg:width="1.349cm" svg:height="1.133cm" svg:x="3.865cm" svg:y="11.076cm">
          <draw:text-box>
            <text:p text:style-name="P6"><text:span text:style-name="T1">F</text:span><text:span text:style-name="T2">x,r</text:span></text:p>
          </draw:text-box>
        </draw:frame>
        <draw:line draw:style-name="gr10" draw:text-style-name="P3" draw:layer="layout" svg:x1="1.805cm" svg:y1="12.209cm" svg:x2="3.075cm" svg:y2="12.209cm">
          <text:p/>
        </draw:line>
        <draw:line draw:style-name="gr10" draw:text-style-name="P3" draw:layer="layout" svg:x1="1.805cm" svg:y1="12.209cm" svg:x2="1.805cm" svg:y2="11.066cm">
          <text:p/>
        </draw:line>
        <draw:custom-shape draw:style-name="gr11" draw:text-style-name="P8" draw:layer="layout" svg:width="0.152cm" svg:height="0.152cm" svg:x="1.728cm" svg:y="1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1.683cm" svg:height="1.114cm" svg:x="3.386cm" svg:y="6.904cm">
          <draw:text-box>
            <text:p><text:span text:style-name="T3">F</text:span><text:span text:style-name="T4">resist</text:span></text:p>
          </draw:text-box>
        </draw:frame>
        <draw:ellipse draw:style-name="gr13" draw:text-style-name="P10" draw:layer="layout" svg:width="2.159cm" svg:height="1.27cm" svg:x="5.51cm" svg:y="1.594cm" draw:kind="arc" draw:start-angle="79.55" draw:end-angle="129.93">
          <text:p/>
        </draw:ellipse>
        <draw:frame draw:style-name="gr14" draw:text-style-name="P11" draw:layer="layout" svg:width="1.014cm" svg:height="1.133cm" svg:x="5.77cm" svg:y="0.408cm">
          <draw:text-box>
            <text:p><text:span text:style-name="T5">δ</text:span><text:span text:style-name="T6">s</text:span></text:p>
          </draw:text-box>
        </draw:frame>
        <draw:frame draw:style-name="gr15" draw:text-style-name="P12" draw:layer="layout" svg:width="1.361cm" svg:height="1.133cm" svg:x="7.04cm" svg:y="1.805cm">
          <draw:text-box>
            <text:p><text:span text:style-name="T1">F</text:span><text:span text:style-name="T2">y,f</text:span></text:p>
          </draw:text-box>
        </draw:frame>
        <draw:line draw:style-name="gr16" draw:text-style-name="P3" draw:layer="layout" svg:x1="4.601cm" svg:y1="2.938cm" svg:x2="3.712cm" svg:y2="6.24cm">
          <text:p/>
        </draw:line>
        <draw:frame draw:style-name="gr17" draw:text-style-name="P13" draw:layer="layout" svg:width="0.773cm" svg:height="1.033cm" svg:x="3.357cm" svg:y="3.81cm">
          <draw:text-box>
            <text:p><text:span text:style-name="T7">l</text:span><text:span text:style-name="T8">f</text:span></text:p>
          </draw:text-box>
        </draw:frame>
        <draw:line draw:style-name="gr16" draw:text-style-name="P3" draw:layer="layout" svg:x1="3.721cm" svg:y1="6.24cm" svg:x2="2.935cm" svg:y2="9.161cm">
          <text:p/>
        </draw:line>
        <draw:frame draw:style-name="gr18" draw:text-style-name="P13" draw:layer="layout" svg:width="0.803cm" svg:height="1.033cm" svg:x="2.341cm" svg:y="6.748cm">
          <draw:text-box>
            <text:p><text:span text:style-name="T7">l</text:span><text:span text:style-name="T8">r</text:span></text:p>
          </draw:text-box>
        </draw:frame>
        <draw:line draw:style-name="gr19" draw:text-style-name="P3" draw:layer="layout" svg:x1="5.335cm" svg:y1="6.691cm" svg:x2="4.508cm" svg:y2="4.081cm">
          <text:p/>
        </draw:line>
        <draw:frame draw:style-name="gr20" draw:text-style-name="P14" draw:layer="layout" svg:width="0.824cm" svg:height="0.988cm" svg:x="4.119cm" svg:y="4.744cm">
          <draw:text-box>
            <text:p><text:span text:style-name="T9">v</text:span></text:p>
          </draw:text-box>
        </draw:frame>
        <draw:ellipse draw:style-name="gr13" draw:text-style-name="P10" draw:layer="layout" svg:width="2.159cm" svg:height="1.27cm" svg:x="4.504cm" svg:y="5.133cm" draw:kind="arc" draw:start-angle="79.55" draw:end-angle="129.93">
          <text:p/>
        </draw:ellipse>
        <draw:frame draw:style-name="gr21" draw:text-style-name="P11" draw:layer="layout" svg:width="0.832cm" svg:height="1.005cm" svg:x="4.947cm" svg:y="4.208cm">
          <draw:text-box>
            <text:p><text:span text:style-name="T10">β</text:span></text:p>
          </draw:text-box>
        </draw:frame>
        <draw:frame draw:style-name="gr22" draw:text-style-name="P11" draw:layer="layout" svg:width="0.951cm" svg:height="1.005cm" svg:x="5.704cm" svg:y="5.489cm">
          <draw:text-box>
            <text:p><text:span text:style-name="T10">ψ</text:span></text:p>
          </draw:text-box>
        </draw:frame>
        <draw:frame draw:style-name="gr15" draw:text-style-name="P12" draw:layer="layout" svg:width="1.361cm" svg:height="1.133cm" svg:x="6.695cm" svg:y="4.567cm">
          <draw:text-box>
            <text:p><text:span text:style-name="T1">F</text:span><text:span text:style-name="T2">x,f</text:span></text:p>
          </draw:text-box>
        </draw:frame>
        <draw:connector draw:style-name="gr6" draw:text-style-name="P15" draw:layer="layout" draw:type="line" svg:x1="6.618cm" svg:y1="4.696cm" svg:x2="5.459cm" svg:y2="0.388cm" draw:start-shape="id2" draw:start-glue-point="0" svg:d="M6618 4696l-1159-4308" svg:viewBox="0 0 1160 4309">
          <text:p/>
        </draw:connector>
        <draw:connector draw:style-name="gr6" draw:text-style-name="P15" draw:layer="layout" draw:type="line" svg:x1="6.806cm" svg:y1="3.247cm" svg:x2="5.73cm" svg:y2="3.535cm" draw:start-shape="id2" draw:start-glue-point="3" draw:end-shape="id2" draw:end-glue-point="1" svg:d="M6806 3247l-1076 288" svg:viewBox="0 0 1077 289">
          <text:p/>
        </draw:connector>
        <draw:path draw:style-name="gr23" draw:text-style-name="P15" draw:layer="layout" svg:width="9.919cm" svg:height="7.784cm" draw:transform="skewX (0.0844739357965256) rotate (1.8767525446695) translate (7.96558033306637cm 12.2090000016209cm)" svg:viewBox="0 0 9920 7785" svg:d="M0 0c4395 0 9920 7785 9920 7785">
          <text:p/>
        </draw:path>
        <draw:connector draw:style-name="gr24" draw:text-style-name="P15" draw:layer="layout" draw:type="line" svg:x1="6.758cm" svg:y1="12.29cm" svg:x2="10.227cm" svg:y2="2.86cm" svg:d="M6758 12290l3469-9430" svg:viewBox="0 0 3470 9431">
          <text:p/>
        </draw:connector>
        <draw:custom-shape draw:style-name="gr25" draw:text-style-name="P16" draw:layer="layout" svg:width="0.254cm" svg:height="0.254cm" svg:x="8.282cm" svg:y="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5" draw:layer="layout" svg:x1="5.335cm" svg:y1="6.691cm" svg:x2="8.291cm" svg:y2="7.844cm">
          <text:p/>
        </draw:line>
        <draw:connector draw:style-name="gr27" draw:text-style-name="P15" draw:layer="layout" draw:type="line" svg:x1="3.213cm" svg:y1="12.484cm" svg:x2="7.664cm" svg:y2="0.348cm" svg:d="M3213 12484l4451-12136" svg:viewBox="0 0 4452 12137">
          <text:p/>
        </draw:connector>
        <draw:line draw:style-name="gr28" draw:text-style-name="P3" draw:layer="layout" svg:x1="5.341cm" svg:y1="6.691cm" svg:x2="5.761cm" svg:y2="5.226cm">
          <text:p/>
        </draw:line>
        <draw:line draw:style-name="gr24" draw:text-style-name="P15" draw:layer="layout" svg:x1="3.064cm" svg:y1="11.928cm" svg:x2="3.699cm" svg:y2="11.801cm">
          <text:p/>
        </draw:line>
        <draw:line draw:style-name="gr24" draw:text-style-name="P15" draw:layer="layout" svg:x1="3.165cm" svg:y1="11.801cm" svg:x2="3.8cm" svg:y2="11.674cm">
          <text:p/>
        </draw:line>
        <draw:line draw:style-name="gr24" draw:text-style-name="P15" draw:layer="layout" svg:x1="6.492cm" svg:y1="12.082cm" svg:x2="7.127cm" svg:y2="11.955cm">
          <text:p/>
        </draw:line>
        <draw:line draw:style-name="gr24" draw:text-style-name="P15" draw:layer="layout" svg:x1="6.593cm" svg:y1="11.955cm" svg:x2="7.228cm" svg:y2="11.828cm">
          <text:p/>
        </draw:line>
        <draw:ellipse draw:style-name="gr29" draw:text-style-name="P10" draw:layer="layout" svg:width="1.046cm" svg:height="0.575cm" draw:transform="skewX (0.0504400153826361) rotate (-0.300022098417825) translate (6.878cm 0.614cm)" draw:kind="arc" draw:start-angle="79.55" draw:end-angle="129.93">
          <text:p/>
        </draw:ellipse>
        <draw:frame draw:style-name="gr30" draw:text-style-name="P17" draw:layer="layout" svg:width="0.985cm" svg:height="1.131cm" svg:x="7.471cm" svg:y="0.426cm">
          <draw:text-box>
            <text:p><text:span text:style-name="T11">μ</text:span></text:p>
          </draw:text-box>
        </draw:frame>
        <draw:frame draw:style-name="gr30" draw:text-style-name="P17" draw:layer="layout" svg:width="0.985cm" svg:height="1.131cm" svg:x="6.37cm" svg:y="6.379cm">
          <draw:text-box>
            <text:p><text:span text:style-name="T11">n</text:span></text:p>
          </draw:text-box>
        </draw:frame>
        <draw:line draw:style-name="gr31" draw:text-style-name="P15" draw:layer="layout" svg:x1="8.432cm" svg:y1="12.427cm" svg:x2="9.087cm" svg:y2="12.254cm">
          <text:p/>
        </draw:line>
        <draw:path draw:style-name="gr32" draw:text-style-name="P15" draw:layer="layout" svg:width="3.511cm" svg:height="1.272cm" draw:transform="skewX (-0.361457688088026) rotate (1.87570534711831) translate (8.73647631070478cm 12.3364355341676cm)" svg:viewBox="0 0 3512 1273" svg:d="M0 0c1557 0 3512 1273 3512 1273">
          <text:p/>
        </draw:path>
        <draw:frame draw:style-name="gr30" draw:text-style-name="P17" draw:layer="layout" svg:width="0.985cm" svg:height="1.131cm" svg:x="8.625cm" svg:y="8.653cm">
          <draw:text-box>
            <text:p><text:span text:style-name="T11">s</text:span></text:p>
          </draw:text-box>
        </draw:frame>
        <draw:path draw:style-name="gr33" draw:text-style-name="P18" draw:layer="layout" svg:width="8.516cm" svg:height="5.328cm" draw:transform="skewX (-0.0474729556542458) rotate (1.80868470384172) translate (1.13365973518025cm 10.0500000000497cm)" svg:viewBox="0 0 8517 5329" svg:d="M0 0c3773 0 8517 5329 8517 5329">
          <text:p/>
        </draw:path>
        <draw:custom-shape draw:style-name="gr34" draw:text-style-name="P2" draw:layer="layout" svg:width="0.508cm" svg:height="0.508cm" svg:x="2.964cm" svg:y="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3" draw:text-style-name="P10" draw:layer="layout" svg:width="1.574cm" svg:height="1.597cm" draw:transform="skewX (-0.15707963267949) rotate (-1.12416657120955) translate (5.567cm 5.648cm)" draw:kind="arc" draw:start-angle="79.55" draw:end-angle="129.93">
          <text:p/>
        </draw:ellipse>
        <draw:line draw:style-name="gr8" draw:text-style-name="P3" draw:layer="layout" svg:x1="6.763cm" svg:y1="5.213cm" svg:x2="6.279cm" svg:y2="3.406cm">
          <text:p/>
        </draw:line>
        <draw:line draw:style-name="gr8" draw:text-style-name="P3" draw:layer="layout" svg:x1="8.056cm" svg:y1="2.907cm" svg:x2="6.269cm" svg:y2="3.386cm">
          <text:p/>
        </draw:line>
        <draw:line draw:style-name="gr35" draw:text-style-name="P3" draw:layer="layout" svg:x1="5.344cm" svg:y1="6.691cm" svg:x2="4.925cm" svg:y2="8.191cm">
          <text:p/>
        </draw:line>
        <draw:custom-shape draw:style-name="gr36" draw:text-style-name="P2" draw:layer="layout" svg:width="0.762cm" svg:height="0.762cm" draw:transform="rotate (0.0937241808320955) translate (1.08cm 5.75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draw:layer="layout" svg:width="0.508cm" svg:height="0.508cm" draw:transform="rotate (-0.262672052425146) translate (1.313cm 5.7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5.335cm" svg:y1="6.691cm" svg:x2="3.992cm" svg:y2="6.306cm">
          <text:p/>
        </draw:line>
        <draw:custom-shape draw:style-name="gr39" draw:text-style-name="P19" draw:layer="layout" svg:width="0.305cm" svg:height="0.305cm" draw:transform="rotate (1.2915436464758) translate (5.143cm 6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0.296cm" svg:height="0.295cm" draw:transform="skewX (-0.0609119908946021) translate (5.179cm 6.541cm)">
          <text:p/>
          <draw:enhanced-geometry draw:glue-point-type="segments" draw:type="mso-spt100" draw:modifiers="91.92518370832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1" draw:text-style-name="P20" draw:layer="layout" svg:width="0.305cm" svg:height="0.311cm" draw:transform="skewX (-0.0577703982410123) rotate (-3.13496040243221) translate (5.5cm 6.845cm)">
          <text:p/>
          <draw:enhanced-geometry draw:glue-point-type="segments" draw:type="mso-spt100" draw:modifiers="91.925183708323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2" draw:text-style-name="P21" draw:layer="layout" svg:width="7.711cm" svg:height="0.806cm" draw:transform="rotate (0.995361272412366) translate (9.271cm 5.911cm)">
          <draw:text-box>
            <text:p><text:span text:style-name="T12">Reference path (e.g. middle line)</text:span></text:p>
          </draw:text-box>
        </draw:frame>
        <draw:frame draw:style-name="gr42" draw:text-style-name="P22" draw:layer="layout" svg:width="7.711cm" svg:height="0.806cm" draw:transform="rotate (1.17373392196619) translate (0.889cm 5.587cm)">
          <draw:text-box>
            <text:p><text:span text:style-name="T13">Left Track Boundar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lassical Serif" svg:font-family="'CMU Classical Serif'" style:font-family-generic="roman" style:font-pitch="variable"/>
    <style:font-face style:name="CMU Classical Serif1" svg:font-family="'CMU Classical Serif'" style:font-family-generic="roman"/>
    <style:font-face style:name="CMU Serif" svg:font-family="'CMU Serif'" style:font-family-generic="roman" style:font-pitch="variable"/>
    <style:font-face style:name="CMU Serif1" svg:font-family="'CMU Serif'" style:font-family-generic="roman"/>
    <style:font-face style:name="DejaVu Sans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marker draw:name="Arrowheads_20_5" draw:display-name="Arrowheads 5" svg:viewBox="0 0 20 13" svg:d="M0 13l10-13 10 13z"/>
    <draw:marker draw:name="Half_20_Arrow_20_Left" draw:display-name="Half Arrow Left" svg:viewBox="0 0 10 15" svg:d="M10 0zM5 0l-5 15h5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7T20:44:30.656989216</meta:creation-date>
    <dc:date>2023-12-08T17:13:55.956500640</dc:date>
    <meta:editing-duration>PT20M2S</meta:editing-duration>
    <meta:editing-cycles>9</meta:editing-cycles>
    <meta:generator>LibreOffice/7.3.7.2$Linux_X86_64 LibreOffice_project/30$Build-2</meta:generator>
    <meta:document-statistic meta:object-count="61"/>
  </office:meta>
</office:document-meta>
</file>